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569" officeooo:paragraph-rsid="0016e569"/>
    </style:style>
    <style:style style:name="P2" style:family="paragraph" style:parent-style-name="Standard">
      <style:text-properties officeooo:rsid="0016e569" officeooo:paragraph-rsid="0018de60"/>
    </style:style>
    <style:style style:name="P3" style:family="paragraph" style:parent-style-name="Standard">
      <style:text-properties officeooo:rsid="0018de60" officeooo:paragraph-rsid="0018de60"/>
    </style:style>
    <style:style style:name="P4" style:family="paragraph" style:parent-style-name="Standard">
      <style:text-properties fo:font-weight="bold" officeooo:rsid="0018de60" officeooo:paragraph-rsid="0018de60" style:font-weight-asian="bold" style:font-weight-complex="bold"/>
    </style:style>
    <style:style style:name="P5" style:family="paragraph" style:parent-style-name="Standard">
      <style:text-properties fo:font-weight="bold" officeooo:rsid="0016e569" officeooo:paragraph-rsid="0016e569" style:font-weight-asian="bold" style:font-weight-complex="bold"/>
    </style:style>
    <style:style style:name="P6" style:family="paragraph" style:parent-style-name="Standard">
      <style:text-properties fo:font-weight="bold" officeooo:rsid="0016e569" officeooo:paragraph-rsid="0018de60" style:font-weight-asian="bold" style:font-weight-complex="bold"/>
    </style:style>
    <style:style style:name="P7" style:family="paragraph" style:parent-style-name="Standard">
      <style:text-properties fo:font-weight="normal" officeooo:rsid="0018de60" officeooo:paragraph-rsid="0018de6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9.Sort the Deque elements?</text:p>
      <text:p text:style-name="P6">Ans:</text:p>
      <text:p text:style-name="P2">#include &lt;iostream&gt;</text:p>
      <text:p text:style-name="P1">#include &lt;vector&gt;</text:p>
      <text:p text:style-name="P1">#include &lt;deque&gt;</text:p>
      <text:p text:style-name="P1">#include &lt;list&gt;</text:p>
      <text:p text:style-name="P1">#include &lt;set&gt;</text:p>
      <text:p text:style-name="P1">#include &lt;map&gt;</text:p>
      <text:p text:style-name="P1">#include &lt;string&gt;</text:p>
      <text:p text:style-name="P1">#include &lt;algorithm&gt;</text:p>
      <text:p text:style-name="P1">#include &lt;iterator&gt;</text:p>
      <text:p text:style-name="P1">#include &lt;functional&gt;</text:p>
      <text:p text:style-name="P1">#include &lt;numeric&gt;</text:p>
      <text:p text:style-name="P1"/>
      <text:p text:style-name="P1">template &lt;class T&gt;</text:p>
      <text:p text:style-name="P1">inline void PRINT_ELEMENTS (const T&amp; coll, const char* optcstr="")</text:p>
      <text:p text:style-name="P1">{</text:p>
      <text:p text:style-name="P1"><text:s text:c="4"/>typename T::const_iterator pos;</text:p>
      <text:p text:style-name="P1"/>
      <text:p text:style-name="P1"><text:s text:c="4"/>std::cout &lt;&lt; optcstr;</text:p>
      <text:p text:style-name="P1"><text:s text:c="4"/>for (pos=coll.begin(); pos!=coll.end(); ++pos) {</text:p>
      <text:p text:style-name="P1"><text:s text:c="8"/>std::cout &lt;&lt; *pos &lt;&lt; ' ';</text:p>
      <text:p text:style-name="P1"><text:s text:c="4"/>}</text:p>
      <text:p text:style-name="P1"><text:s text:c="4"/>std::cout &lt;&lt; std::endl;</text:p>
      <text:p text:style-name="P1">}</text:p>
      <text:p text:style-name="P1"/>
      <text:p text:style-name="P1"/>
      <text:p text:style-name="P1">template &lt;class T&gt;</text:p>
      <text:p text:style-name="P1">inline void INSERT_ELEMENTS (T&amp; coll, int first, int last)</text:p>
      <text:p text:style-name="P1">{</text:p>
      <text:p text:style-name="P1"><text:s text:c="4"/>for (int i=first; i&lt;=last; ++i) {</text:p>
      <text:p text:style-name="P1"><text:s text:c="8"/>coll.insert(coll.end(),i);</text:p>
      <text:p text:style-name="P1"><text:s text:c="4"/>}</text:p>
      <text:p text:style-name="P1">}</text:p>
      <text:p text:style-name="P1"/>
      <text:p text:style-name="P1">using namespace std;</text:p>
      <text:p text:style-name="P1"/>
      <text:p text:style-name="P1">int main()</text:p>
      <text:p text:style-name="P1">{</text:p>
      <text:p text:style-name="P1"><text:s text:c="4"/>deque&lt;int&gt; coll;</text:p>
      <text:p text:style-name="P1"/>
      <text:p text:style-name="P1"><text:s text:c="4"/>INSERT_ELEMENTS(coll,1,9);</text:p>
      <text:p text:style-name="P1"><text:s text:c="4"/>INSERT_ELEMENTS(coll,1,9);</text:p>
      <text:p text:style-name="P1"/>
      <text:p text:style-name="P1"><text:s text:c="4"/>PRINT_ELEMENTS(coll,"on entry: ");</text:p>
      <text:p text:style-name="P1"/>
      <text:p text:style-name="P1"><text:s text:c="3"/><text:tab/>sort (coll.begin(), coll.end());</text:p>
      <text:p text:style-name="P1"/>
      <text:p text:style-name="P1"><text:s text:c="4"/>PRINT_ELEMENTS(coll,"sorted: <text:s text:c="2"/>");</text:p>
      <text:p text:style-name="P1">}</text:p>
      <text:p text:style-name="P1"/>
      <text:p text:style-name="P4"/>
      <text:p text:style-name="P4"><text:soft-page-break/>Output:</text:p>
      <text:p text:style-name="P7">on entry: 1 2 3 4 5 6 7 8 9 1 2 3 4 5 6 7 8 9 </text:p>
      <text:p text:style-name="P7">sorted: <text:s text:c="2"/>1 1 2 2 3 3 4 4 5 5 6 6 7 7 8 8 9 9 </text:p>
      <text:p text:style-name="P4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0:11:50.775403351</meta:creation-date>
    <meta:generator>LibreOffice/5.1.6.2$Linux_X86_64 LibreOffice_project/10m0$Build-2</meta:generator>
    <dc:date>2018-01-19T10:13:28.876846071</dc:date>
    <meta:editing-duration>PT1M37S</meta:editing-duration>
    <meta:editing-cycles>2</meta:editing-cycles>
    <meta:document-statistic meta:table-count="0" meta:image-count="0" meta:object-count="0" meta:page-count="2" meta:paragraph-count="44" meta:word-count="143" meta:character-count="962" meta:non-whitespace-character-count="787"/>
  </office:meta>
</office:document-meta>
</file>